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A5600000C32981B2C17.svg"/>
  <manifest:file-entry manifest:media-type="image/svg+xml" manifest:full-path="Pictures/2000000100000A06000009829F31A0C8.svg"/>
  <manifest:file-entry manifest:media-type="image/png" manifest:full-path="Pictures/1000000000000088000000A11499D81C.png"/>
  <manifest:file-entry manifest:media-type="image/svg+xml" manifest:full-path="Pictures/200000010000153000001A7539FF6D2E.svg"/>
  <manifest:file-entry manifest:media-type="image/svg+xml" manifest:full-path="Pictures/2000000100001B1400001AC5B07C87DE.svg"/>
  <manifest:file-entry manifest:media-type="image/png" manifest:full-path="Pictures/1000000000000093000000B0D95741BC.png"/>
  <manifest:file-entry manifest:media-type="image/svg+xml" manifest:full-path="Pictures/2000000100003E6D00003B3941E28E79.svg"/>
  <manifest:file-entry manifest:media-type="image/svg+xml" manifest:full-path="Pictures/2000000100000D0600000BFDAFE0D862.svg"/>
  <manifest:file-entry manifest:media-type="image/svg+xml" manifest:full-path="Pictures/2000000100002C8C000030C89A955749.svg"/>
  <manifest:file-entry manifest:media-type="image/svg+xml" manifest:full-path="Pictures/20000001000025D40000187F903B5128.svg"/>
  <manifest:file-entry manifest:media-type="image/svg+xml" manifest:full-path="Pictures/20000001000006D2000009688BFA6E29.svg"/>
  <manifest:file-entry manifest:media-type="image/svg+xml" manifest:full-path="Pictures/20000001000024E60000277BE315D34C.svg"/>
  <manifest:file-entry manifest:media-type="image/svg+xml" manifest:full-path="Pictures/200000010000247C000027FFFDBEEB53.svg"/>
  <manifest:file-entry manifest:media-type="image/svg+xml" manifest:full-path="Pictures/2000000100001B98000013A3C5C3A63A.svg"/>
  <manifest:file-entry manifest:media-type="image/svg+xml" manifest:full-path="Pictures/2000000100002AAF00001ADF1AE6EC56.svg"/>
  <manifest:file-entry manifest:media-type="image/svg+xml" manifest:full-path="Pictures/2000000100002F56000017ABBD41BF72.svg"/>
  <manifest:file-entry manifest:media-type="image/svg+xml" manifest:full-path="Pictures/2000000100001D40000018644468750E.svg"/>
  <manifest:file-entry manifest:media-type="image/svg+xml" manifest:full-path="Pictures/20000001000002E5000004F67CC23924.svg"/>
  <manifest:file-entry manifest:media-type="image/svg+xml" manifest:full-path="Pictures/200000010000228500001CF07F8A7B1E.svg"/>
  <manifest:file-entry manifest:media-type="image/svg+xml" manifest:full-path="Pictures/2000000100002B69000030E3790072DD.svg"/>
  <manifest:file-entry manifest:media-type="image/svg+xml" manifest:full-path="Pictures/200000010000031A0000022C4EDEAF7C.svg"/>
  <manifest:file-entry manifest:media-type="image/svg+xml" manifest:full-path="Pictures/2000000100004FCA00002EB75C1BF5E4.svg"/>
  <manifest:file-entry manifest:media-type="image/svg+xml" manifest:full-path="Pictures/2000000100002DC9000030FD443B3CA2.svg"/>
  <manifest:file-entry manifest:media-type="image/svg+xml" manifest:full-path="Pictures/2000000100000A0600000BE3874B935A.svg"/>
  <manifest:file-entry manifest:media-type="image/svg+xml" manifest:full-path="Pictures/2000000100002AE400002496F9DE3BE3.svg"/>
  <manifest:file-entry manifest:media-type="image/svg+xml" manifest:full-path="Pictures/200000010000598100002CC08BEB953F.svg"/>
  <manifest:file-entry manifest:media-type="image/svg+xml" manifest:full-path="Pictures/200000010000431300002F8BAF9531C1.svg"/>
  <manifest:file-entry manifest:media-type="image/svg+xml" manifest:full-path="Pictures/200000010000241200001BCD23AFC3B5.svg"/>
  <manifest:file-entry manifest:media-type="image/svg+xml" manifest:full-path="Pictures/2000000100003B6E000062156EE6792D.svg"/>
  <manifest:file-entry manifest:media-type="image/svg+xml" manifest:full-path="Pictures/2000000100002C5700002972017499D2.svg"/>
  <manifest:file-entry manifest:media-type="image/svg+xml" manifest:full-path="Pictures/2000000100001C6C00002F7028F23A74.svg"/>
  <manifest:file-entry manifest:media-type="image/svg+xml" manifest:full-path="Pictures/2000000100000FEB000007F5AE7F30AB.svg"/>
  <manifest:file-entry manifest:media-type="image/svg+xml" manifest:full-path="Pictures/2000000100000F1700000B0F3516AFCF.svg"/>
  <manifest:file-entry manifest:media-type="image/svg+xml" manifest:full-path="Pictures/2000000100001D4000002AFFB07D0EC4.svg"/>
  <manifest:file-entry manifest:media-type="" manifest:full-path="Pictures/2000000100002D2A0000335EDE55EA9D.svm"/>
  <manifest:file-entry manifest:media-type="image/svg+xml" manifest:full-path="Pictures/200000010000246100002E8223036DCD.svg"/>
  <manifest:file-entry manifest:media-type="image/svg+xml" manifest:full-path="Pictures/2000000100000771000008107F9EAA30.svg"/>
  <manifest:file-entry manifest:media-type="image/svg+xml" manifest:full-path="Pictures/2000000100002D1000004859E4B2DCBE.svg"/>
  <manifest:file-entry manifest:media-type="image/svg+xml" manifest:full-path="Pictures/2000000100001F0200001CF06EBE25F3.svg"/>
  <manifest:file-entry manifest:media-type="image/png" manifest:full-path="Pictures/10000000000001070000009AC0F208B1.png"/>
  <manifest:file-entry manifest:media-type="image/svg+xml" manifest:full-path="Pictures/20000001000017FA00001CA1022D351E.svg"/>
  <manifest:file-entry manifest:media-type="image/svg+xml" manifest:full-path="Pictures/2000000100001F0200001530D38C33FB.svg"/>
  <manifest:file-entry manifest:media-type="image/svg+xml" manifest:full-path="Pictures/200000010000242C000029DC4083817B.svg"/>
  <manifest:file-entry manifest:media-type="image/svg+xml" manifest:full-path="Pictures/200000010000135400001C87EBCBC3ED.svg"/>
  <manifest:file-entry manifest:media-type="image/svg+xml" manifest:full-path="Pictures/2000000100001F0200000D064DCA3F95.svg"/>
  <manifest:file-entry manifest:media-type="image/svg+xml" manifest:full-path="Pictures/200000010000521000007411D1D30604.svg"/>
  <manifest:file-entry manifest:media-type="image/svg+xml" manifest:full-path="Pictures/2000000100000933000008AFFD092CA3.svg"/>
  <manifest:file-entry manifest:media-type="image/svg+xml" manifest:full-path="Pictures/200000010000163900000DD91225ED8E.svg"/>
  <manifest:file-entry manifest:media-type="image/svg+xml" manifest:full-path="Pictures/2000000100001D250000334386A24E0D.svg"/>
  <manifest:file-entry manifest:media-type="" manifest:full-path="Pictures/20000001000029220000281A27AD07FF.svm"/>
  <manifest:file-entry manifest:media-type="image/svg+xml" manifest:full-path="Pictures/20000001000028EE000030796679AF1E.svg"/>
  <manifest:file-entry manifest:media-type="image/svg+xml" manifest:full-path="Pictures/2000000100002834000028349F12F6A8.svg"/>
  <manifest:file-entry manifest:media-type="image/svg+xml" manifest:full-path="Pictures/2000000100002A7A00001ADF2FEA3684.svg"/>
  <manifest:file-entry manifest:media-type="image/svg+xml" manifest:full-path="Pictures/2000000100003D6400002F07FEE83799.svg"/>
  <manifest:file-entry manifest:media-type="image/svg+xml" manifest:full-path="Pictures/20000001000019870000110E45F267C8.svg"/>
  <manifest:file-entry manifest:media-type="" manifest:full-path="Pictures/2000000100004912000048A8A608E35C.svm"/>
  <manifest:file-entry manifest:media-type="image/svg+xml" manifest:full-path="Pictures/2000000100001F36000033C839347DBE.svg"/>
  <manifest:file-entry manifest:media-type="image/svg+xml" manifest:full-path="Pictures/200000010000651400003EF1C3138CD5.svg"/>
  <manifest:file-entry manifest:media-type="image/svg+xml" manifest:full-path="Pictures/2000000100004EDC00001266E95D8D3F.svg"/>
  <manifest:file-entry manifest:media-type="image/svg+xml" manifest:full-path="Pictures/20000001000045DE0000657ECE22A527.svg"/>
  <manifest:file-entry manifest:media-type="image/svg+xml" manifest:full-path="Pictures/200000010000274600002AAFB3CFCEBE.svg"/>
  <manifest:file-entry manifest:media-type="image/svg+xml" manifest:full-path="Pictures/2000000100001F02000025009490ABCD.svg"/>
  <manifest:file-entry manifest:media-type="image/svg+xml" manifest:full-path="Pictures/200000010000253500001BE81D546433.svg"/>
  <manifest:file-entry manifest:media-type="image/svg+xml" manifest:full-path="Pictures/200000010000322000002972980515D7.svg"/>
  <manifest:file-entry manifest:media-type="image/svg+xml" manifest:full-path="Pictures/20000001000050ED000047360C5BC587.svg"/>
  <manifest:file-entry manifest:media-type="image/svg+xml" manifest:full-path="Pictures/2000000100003132000021973E2E4DEF.svg"/>
  <manifest:file-entry manifest:media-type="image/svg+xml" manifest:full-path="Pictures/2000000100001F1C000017E05F81B284.svg"/>
  <manifest:file-entry manifest:media-type="image/svg+xml" manifest:full-path="Pictures/20000001000027110000277B4C207EA7.svg"/>
  <manifest:file-entry manifest:media-type="image/svg+xml" manifest:full-path="Pictures/2000000100000A06000005107BEF8A0C.svg"/>
  <manifest:file-entry manifest:media-type="image/svg+xml" manifest:full-path="Pictures/2000000100002447000018B4DABD3C32.svg"/>
  <manifest:file-entry manifest:media-type="image/svg+xml" manifest:full-path="Pictures/2000000100000B2A00000A8B4DEF4686.svg"/>
  <manifest:file-entry manifest:media-type="image/png" manifest:full-path="Pictures/100002010000012C000000F5729ED2C5.png"/>
  <manifest:file-entry manifest:media-type="image/svg+xml" manifest:full-path="Pictures/2000000100000D06000008C9681A7A03.svg"/>
  <manifest:file-entry manifest:media-type="image/svg+xml" manifest:full-path="Pictures/200000010000238E00002ED24E02FDDA.svg"/>
  <manifest:file-entry manifest:media-type="image/svg+xml" manifest:full-path="Pictures/20000001000022EF00001AC5F855E4A0.svg"/>
  <manifest:file-entry manifest:media-type="image/svg+xml" manifest:full-path="Pictures/2000000100001F020000295790867ED1.svg"/>
  <manifest:file-entry manifest:media-type="image/svg+xml" manifest:full-path="Pictures/200000010000225000001F02564082E7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657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33cm"/>
    </style:style>
    <style:style style:name="gr14" style:family="graphic" style:parent-style-name="standard">
      <style:graphic-properties svg:stroke-width="0.05cm" svg:stroke-color="#000000" draw:marker-start-width="0.275cm" draw:marker-end-width="0.275cm" draw:fill="none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2.044cm"/>
    </style:style>
    <style:style style:name="gr1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424cm"/>
    </style:style>
    <style:style style:name="gr21" style:family="graphic" style:parent-style-name="standard">
      <style:graphic-properties draw:stroke="none" svg:stroke-color="#000000" draw:fill="none" draw:fill-color="#ffffff" fo:min-height="2.362cm"/>
    </style:style>
    <style:style style:name="gr2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2.101cm"/>
    </style:style>
    <style:style style:name="gr25" style:family="graphic" style:parent-style-name="standard">
      <style:graphic-properties draw:stroke="none" svg:stroke-color="#000000" draw:fill="none" draw:fill-color="#ffffff" fo:min-height="0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line-height="78%" fo:text-align="center" fo:text-indent="0cm"/>
    </style:style>
    <style:style style:name="P6" style:family="paragraph">
      <style:paragraph-properties fo:margin-left="0cm" fo:margin-right="0cm" fo:line-height="78%" fo:text-align="center" fo:text-indent="0cm"/>
      <style:text-properties fo:font-size="90pt" style:font-size-asian="90pt" style:font-size-complex="9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8pt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family="'AA cursive'" style:font-pitch="variable" fo:font-weight="bold" style:font-weight-asian="bold" style:font-weight-complex="bold"/>
    </style:style>
    <style:style style:name="P14" style:family="paragraph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paragraph-properties fo:margin-left="0cm" fo:margin-right="0cm" fo:line-height="74%" fo:text-align="center" fo:text-indent="0cm"/>
    </style:style>
    <style:style style:name="P17" style:family="paragraph">
      <style:paragraph-properties fo:margin-left="0cm" fo:margin-right="0cm" fo:line-height="74%" fo:text-align="center" fo:text-indent="0cm"/>
      <style:text-properties fo:font-family="StayPuft" style:font-pitch="variable" fo:font-size="32pt" style:font-size-asian="32pt" style:font-size-complex="32pt"/>
    </style:style>
    <style:style style:name="P18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0pt" style:font-size-asian="40pt" style:font-size-complex="40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 fo:font-size="18pt"/>
    </style:style>
    <style:style style:name="T8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family="StayPuft" style:font-pitch="variable" fo:font-size="116.199996948242pt" style:font-size-asian="116.199996948242pt" style:font-size-complex="116.199996948242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ize="18pt" fo:font-style="italic" style:font-style-asian="italic" style:font-style-complex="italic"/>
    </style:style>
    <style:style style:name="T13" style:family="text">
      <style:text-properties fo:font-size="54pt" fo:font-weight="bold" style:font-size-asian="54pt" style:font-weight-asian="bold" style:font-size-complex="54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family="'AA cursive'" style:font-pitch="variable" fo:font-size="96pt" fo:font-weight="bold" style:font-size-asian="96pt" style:font-weight-asian="bold" style:font-size-complex="96pt" style:font-weight-complex="bold"/>
    </style:style>
    <style:style style:name="T17" style:family="text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1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4.173cm" draw:transform="rotate (1.5707963267949) translate (0.871cm 20.13cm)">
          <draw:text-box>
            <text:p text:style-name="P1"><text:span text:style-name="T1">Atelier</text:span><text:span text:style-name="T2"> </text:span><text:span text:style-name="T3">Mots Fléchés</text:span><text:span text:style-name="T2"> </text:span><text:span text:style-name="T1">niveau 2</text:span></text:p>
          </draw:text-box>
        </draw:frame>
        <draw:frame draw:style-name="gr2" draw:text-style-name="P4" draw:layer="layout" svg:width="19cm" svg:height="13.237cm" draw:transform="rotate (1.5707963267949) translate (6.901cm 20.13cm)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Fléché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8">3- Historique</text:span></text:p>
            <text:p text:style-name="P3"><text:span text:style-name="T6">Mai 2012 : Version Initiale (A. RENAUDIN)</text:span></text:p>
          </draw:text-box>
        </draw:frame>
      </draw:page>
      <draw:page draw:name="page2" draw:style-name="dp1" draw:master-page-name="Standard">
        <draw:frame draw:style-name="gr3" draw:text-style-name="P6" draw:layer="layout" svg:width="13.778cm" svg:height="7.644cm" draw:transform="rotate (1.5707963267949) translate (0.896cm 20.476cm)">
          <draw:text-box>
            <text:p text:style-name="P5"><text:span text:style-name="T9">Mots Fléchés</text:span></text:p>
          </draw:text-box>
        </draw:frame>
        <draw:frame draw:style-name="gr4" draw:text-style-name="P4" draw:layer="layout" svg:width="10.033cm" svg:height="2.201cm" draw:transform="rotate (1.5707963267949) translate (10.744cm 11.022cm)">
          <draw:text-box>
            <text:p text:style-name="P1"><text:span text:style-name="T10">Niveau : 2</text:span></text:p>
          </draw:text-box>
        </draw:frame>
        <draw:rect draw:style-name="gr5" draw:text-style-name="P8" draw:layer="layout" svg:width="6.687cm" svg:height="3.6cm" draw:transform="rotate (1.5707963267949) translate (0.896cm 7.362cm)">
          <text:p text:style-name="P7"><text:span text:style-name="T11">Atelier</text:span><text:span text:style-name="T12"> </text:span></text:p>
          <text:p text:style-name="P7"><text:span text:style-name="T11">Français</text:span><text:span text:style-name="T12"> </text:span></text:p>
        </draw:rect>
        <draw:rect draw:style-name="gr6" draw:text-style-name="P9" draw:layer="layout" svg:width="2.441cm" svg:height="1.967cm" draw:transform="rotate (1.5707963267949) translate (26.427cm 3.429cm)">
          <text:p/>
        </draw:rect>
        <draw:frame draw:style-name="gr7" draw:text-style-name="P9" draw:layer="layout" svg:width="2.147cm" svg:height="1.753cm" draw:transform="rotate (1.5707963267949) translate (26.541cm 3.329cm)">
          <draw:image xlink:href="Pictures/100002010000012C000000F5729ED2C5.png" xlink:type="simple" xlink:show="embed" xlink:actuate="onLoad">
            <text:p/>
          </draw:image>
        </draw:frame>
        <draw:custom-shape draw:style-name="gr8" draw:text-style-name="P10" draw:layer="layout" svg:width="1.587cm" svg:height="1.587cm" draw:transform="rotate (1.86209177895275) translate (20.251cm 15.64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8cm" svg:height="1.587cm" draw:transform="rotate (1.86209177895275) translate (19.795cm 14.125cm)">
          <text:p text:style-name="P9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draw:transform="rotate (1.86209177895275) translate (19.339cm 12.60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9cm" svg:height="1.587cm" draw:transform="rotate (1.86209177895275) translate (18.884cm 11.084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583cm" svg:height="4.24cm" draw:transform="rotate (1.34372899111043) translate (15.466cm 9.43cm)">
          <draw:image xlink:href="Pictures/1000000000000088000000A11499D81C.png" xlink:type="simple" xlink:show="embed" xlink:actuate="onLoad">
            <text:p/>
          </draw:image>
        </draw:frame>
        <draw:custom-shape draw:style-name="gr8" draw:text-style-name="P10" draw:layer="layout" svg:width="1.587cm" svg:height="1.587cm" draw:transform="rotate (1.86209177895275) translate (18.427cm 9.56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8cm" svg:height="1.587cm" draw:transform="rotate (1.86209177895275) translate (17.971cm 8.042cm)">
          <text:p text:style-name="P9"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8cm" draw:transform="rotate (1.86209177895275) translate (18.73cm 16.1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9cm" draw:transform="rotate (1.86209177895275) translate (21.771cm 15.189cm)">
          <text:p text:style-name="P9"><text:span text:style-name="T13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draw:transform="rotate (1.86209177895275) translate (23.293cm 14.73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8cm" draw:transform="rotate (1.86209177895275) translate (24.814cm 14.277cm)">
          <text:p text:style-name="P9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8cm" svg:height="1.587cm" draw:transform="rotate (1.86209177895275) translate (22.838cm 13.21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7cm" draw:transform="rotate (1.86209177895275) translate (22.382cm 11.692cm)">
          <text:p text:style-name="P9"><text:span text:style-name="T13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9cm" svg:height="1.588cm" draw:transform="rotate (1.86209177895275) translate (17.362cm 11.54cm)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9cm" svg:height="1.589cm" draw:transform="rotate (1.86209177895275) translate (20.404cm 10.628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75cm" svg:height="1.487cm" svg:x="29.7cm" svg:y="9.751cm">
          <draw:image xlink:href="Pictures/2000000100000B2A00000A8B4DEF4686.svg" xlink:type="simple" xlink:show="embed" xlink:actuate="onLoad">
            <text:p/>
          </draw:image>
        </draw:frame>
        <draw:custom-shape draw:style-name="gr9" draw:text-style-name="P10" draw:layer="layout" svg:width="1.588cm" svg:height="1.589cm" draw:transform="rotate (1.86209177895275) translate (19.492cm 7.586cm)">
          <text:p text:style-name="P9"><text:span text:style-name="T14">K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8cm" svg:height="1.587cm" draw:transform="rotate (1.86209177895275) translate (21.014cm 7.129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858cm" svg:height="4.627cm" draw:transform="rotate (2.26107404595865) translate (17.512cm 19.134cm)">
          <draw:image xlink:href="Pictures/1000000000000093000000B0D95741BC.png" xlink:type="simple" xlink:show="embed" xlink:actuate="onLoad">
            <text:p/>
          </draw:image>
        </draw:frame>
        <draw:frame draw:style-name="gr7" draw:text-style-name="P9" draw:layer="layout" svg:width="1.573cm" svg:height="1.207cm" svg:x="31.077cm" svg:y="13.897cm">
          <draw:image xlink:href="Pictures/2000000100001F1C000017E05F81B284.svg" xlink:type="simple" xlink:show="embed" xlink:actuate="onLoad">
            <text:p/>
          </draw:image>
        </draw:frame>
        <draw:frame draw:style-name="gr7" draw:text-style-name="P9" draw:layer="layout" svg:width="6.929cm" svg:height="4.056cm" draw:transform="rotate (1.55439023182615) translate (22.741cm 12.42cm)">
          <draw:image xlink:href="Pictures/10000000000001070000009AC0F208B1.png" xlink:type="simple" xlink:show="embed" xlink:actuate="onLoad">
            <text:p/>
          </draw:image>
        </draw:frame>
        <draw:custom-shape draw:style-name="gr10" draw:text-style-name="P12" draw:layer="layout" svg:width="1.587cm" svg:height="1.589cm" draw:transform="rotate (1.86209177895275) translate (21.771cm 15.189cm)">
          <text:p text:style-name="P1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9cm" svg:height="1.588cm" draw:transform="rotate (1.86209177895275) translate (17.362cm 11.54cm)">
          <text:p text:style-name="P1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8cm" svg:height="1.587cm" draw:transform="rotate (1.86209177895275) translate (19.795cm 14.125cm)">
          <text:p text:style-name="P1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8cm" svg:height="1.587cm" draw:transform="rotate (1.86209177895275) translate (17.971cm 8.042cm)">
          <text:p text:style-name="P1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7cm" svg:height="1.587cm" draw:transform="rotate (1.86209177895275) translate (22.382cm 11.692cm)">
          <text:p text:style-name="P11"><text:span text:style-name="T15">5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9" draw:text-style-name="P10" draw:layer="layout" svg:width="2.581cm" svg:height="2.581cm" svg:x="-3.676cm" svg:y="2.123cm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-3.659cm" svg:y="5.528cm">
          <text:p text:style-name="P11"><text:span text:style-name="T15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6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  <draw:custom-shape draw:style-name="gr8" draw:text-style-name="P10" draw:layer="layout" svg:width="2.581cm" svg:height="2.581cm" svg:x="5.576cm" svg:y="7.3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8.157cm" svg:y="7.3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10.738cm" svg:y="7.389cm">
          <text:p text:style-name="P9"><text:span text:style-name="T13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13.319cm" svg:y="7.389cm">
          <text:p text:style-name="P9"><text:span text:style-name="T13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5.9cm" svg:y="7.389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25cm" svg:height="2.517cm" svg:x="3.751cm" svg:y="7.389cm">
          <draw:image xlink:href="Pictures/20000001000006D2000009688BFA6E29.svg" xlink:type="simple" xlink:show="embed" xlink:actuate="onLoad">
            <text:p/>
          </draw:image>
        </draw:frame>
        <draw:frame draw:style-name="gr7" draw:text-style-name="P9" draw:layer="layout" svg:width="2.395cm" svg:height="1.635cm" svg:x="5.576cm" svg:y="0.592cm">
          <draw:image xlink:href="Pictures/2000000100003132000021973E2E4DEF.svg" xlink:type="simple" xlink:show="embed" xlink:actuate="onLoad">
            <text:p/>
          </draw:image>
        </draw:frame>
        <draw:custom-shape draw:style-name="gr8" draw:text-style-name="P10" draw:layer="layout" svg:width="2.581cm" svg:height="2.581cm" svg:x="5.576cm" svg:y="4.8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5.576cm" svg:y="2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5.576cm" svg:y="9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5.576cm" svg:y="12.5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5.576cm" svg:y="15.1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5.576cm" svg:y="17.713cm">
          <text:p text:style-name="P9"><text:span text:style-name="T13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8.157cm" svg:y="2.2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10.738cm" svg:y="2.227cm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3.319cm" svg:y="2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5.9cm" svg:y="2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8.481cm" svg:y="2.2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8.157cm" svg:y="12.551cm">
          <text:p text:style-name="P9"><text:span text:style-name="T13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0.738cm" svg:y="12.5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3.319cm" svg:y="12.5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15.9cm" svg:y="12.551cm">
          <text:p text:style-name="P9"><text:span text:style-name="T13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18.481cm" svg:y="12.551cm">
          <text:p text:style-name="P9"><text:span text:style-name="T13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2.995cm" svg:y="12.5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21.062cm" svg:y="12.5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23.643cm" svg:y="12.551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583cm" svg:height="1.291cm" svg:x="21.062cm" svg:y="6.098cm">
          <draw:image xlink:href="Pictures/2000000100000FEB000007F5AE7F30AB.svg" xlink:type="simple" xlink:show="embed" xlink:actuate="onLoad">
            <text:p/>
          </draw:image>
        </draw:frame>
        <draw:custom-shape draw:style-name="gr8" draw:text-style-name="P10" draw:layer="layout" svg:width="2.581cm" svg:height="2.581cm" svg:x="21.062cm" svg:y="15.1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21.062cm" svg:y="17.713cm">
          <text:p text:style-name="P9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21.062cm" svg:y="9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21.062cm" svg:y="7.389cm">
          <text:p text:style-name="P9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10.738cm" svg:y="7.389cm">
          <text:p text:style-name="P1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10.738cm" svg:y="2.227cm">
          <text:p text:style-name="P1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8.157cm" svg:y="12.551cm">
          <text:p text:style-name="P1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21.062cm" svg:y="7.389cm">
          <text:p text:style-name="P1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18.481cm" svg:y="12.551cm">
          <text:p text:style-name="P1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21.062cm" svg:y="17.713cm">
          <text:p text:style-name="P11"><text:span text:style-name="T15">6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22cm" svg:height="2.563cm" svg:x="1.073cm" svg:y="12.569cm">
          <draw:image xlink:href="Pictures/2000000100001F020000295790867ED1.svg" xlink:type="simple" xlink:show="embed" xlink:actuate="onLoad">
            <text:p/>
          </draw:image>
        </draw:frame>
        <draw:frame draw:style-name="gr7" draw:text-style-name="P9" draw:layer="layout" svg:width="1.703cm" svg:height="2.514cm" svg:x="3.873cm" svg:y="2.227cm">
          <draw:image xlink:href="Pictures/200000010000135400001C87EBCBC3ED.sv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9" draw:text-style-name="P10" draw:layer="layout" svg:width="2.581cm" svg:height="2.581cm" svg:x="-3.676cm" svg:y="2.123cm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-3.659cm" svg:y="5.528cm">
          <text:p text:style-name="P11"><text:span text:style-name="T15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6">2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  <draw:custom-shape draw:style-name="gr9" draw:text-style-name="P10" draw:layer="layout" svg:width="2.581cm" svg:height="2.581cm" svg:x="5.968cm" svg:y="7.362cm">
          <text:p text:style-name="P9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8.549cm" svg:y="7.3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1.13cm" svg:y="7.3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3.711cm" svg:y="7.3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16.292cm" svg:y="7.362cm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8.873cm" svg:y="7.3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21.454cm" svg:y="7.362cm">
          <text:p text:style-name="P9"><text:span text:style-name="T13">X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4cm" svg:height="1.32cm" svg:x="8.549cm" svg:y="0.838cm">
          <draw:image xlink:href="Pictures/2000000100002F56000017ABBD41BF72.svg" xlink:type="simple" xlink:show="embed" xlink:actuate="onLoad">
            <text:p/>
          </draw:image>
        </draw:frame>
        <draw:custom-shape draw:style-name="gr8" draw:text-style-name="P10" draw:layer="layout" svg:width="2.581cm" svg:height="2.581cm" svg:x="8.549cm" svg:y="4.7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8.549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8.549cm" svg:y="9.9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8.549cm" svg:y="12.524cm">
          <text:p text:style-name="P9"><text:span text:style-name="T13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8.549cm" svg:y="15.1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8.549cm" svg:y="17.686cm">
          <text:p text:style-name="P9"><text:span text:style-name="T13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595cm" svg:height="6cm" svg:x="30.774cm" svg:y="4.181cm">
          <draw:image xlink:href="Pictures/2000000100001C6C00002F7028F23A74.svg" xlink:type="simple" xlink:show="embed" xlink:actuate="onLoad">
            <text:p/>
          </draw:image>
        </draw:frame>
        <draw:frame draw:style-name="gr7" draw:text-style-name="P9" draw:layer="layout" svg:width="1.584cm" svg:height="1.721cm" svg:x="14.211cm" svg:y="0.479cm">
          <draw:image xlink:href="Pictures/200000010000274600002AAFB3CFCEBE.svg" xlink:type="simple" xlink:show="embed" xlink:actuate="onLoad">
            <text:p/>
          </draw:image>
        </draw:frame>
        <draw:custom-shape draw:style-name="gr8" draw:text-style-name="P10" draw:layer="layout" svg:width="2.581cm" svg:height="2.581cm" svg:x="13.711cm" svg:y="4.7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3.711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3.711cm" svg:y="9.9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3.711cm" svg:y="12.52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37cm" svg:height="2.249cm" svg:x="0.75cm" svg:y="17.818cm">
          <draw:image xlink:href="Pictures/2000000100002AE400002496F9DE3BE3.svg" xlink:type="simple" xlink:show="embed" xlink:actuate="onLoad">
            <text:p/>
          </draw:image>
        </draw:frame>
        <draw:custom-shape draw:style-name="gr9" draw:text-style-name="P10" draw:layer="layout" svg:width="2.581cm" svg:height="2.581cm" svg:x="5.968cm" svg:y="17.686cm">
          <text:p text:style-name="P9"><text:span text:style-name="T13">H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3.387cm" svg:y="17.6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1.13cm" svg:y="17.6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13.711cm" svg:y="17.686cm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6.292cm" svg:y="17.6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5.968cm" svg:y="12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3.387cm" svg:y="1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81cm" svg:height="2.581cm" svg:x="11.13cm" svg:y="12.524cm">
          <text:p text:style-name="P9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6.292cm" svg:y="12.52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597cm" svg:height="2.177cm" svg:x="0.79cm" svg:y="12.728cm">
          <draw:image xlink:href="Pictures/200000010000228500001CF07F8A7B1E.svg" xlink:type="simple" xlink:show="embed" xlink:actuate="onLoad">
            <text:p/>
          </draw:image>
        </draw:frame>
        <draw:frame draw:style-name="gr7" draw:text-style-name="P9" draw:layer="layout" svg:width="1.547cm" svg:height="2.567cm" svg:x="4.421cm" svg:y="7.376cm">
          <draw:image xlink:href="Pictures/2000000100001F36000033C839347DBE.svg" xlink:type="simple" xlink:show="embed" xlink:actuate="onLoad">
            <text:p/>
          </draw:image>
        </draw:frame>
        <draw:frame draw:style-name="gr7" draw:text-style-name="P9" draw:layer="layout" svg:width="1.356cm" svg:height="1.6cm" svg:x="19.773cm" svg:y="0.6cm">
          <draw:image xlink:href="Pictures/2000000100000A5600000C32981B2C17.svg" xlink:type="simple" xlink:show="embed" xlink:actuate="onLoad">
            <text:p/>
          </draw:image>
        </draw:frame>
        <draw:custom-shape draw:style-name="gr8" draw:text-style-name="P10" draw:layer="layout" svg:width="2.581cm" svg:height="2.581cm" svg:x="18.873cm" svg:y="4.7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8.873cm" svg:y="9.9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81cm" svg:height="2.581cm" svg:x="18.873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5.968cm" svg:y="7.362cm">
          <text:p text:style-name="P1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5.968cm" svg:y="17.686cm">
          <text:p text:style-name="P1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13.711cm" svg:y="17.686cm">
          <text:p text:style-name="P1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11.13cm" svg:y="12.524cm">
          <text:p text:style-name="P1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8.549cm" svg:y="17.686cm">
          <text:p text:style-name="P1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16.292cm" svg:y="7.362cm">
          <text:p text:style-name="P1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81cm" svg:height="2.581cm" svg:x="8.549cm" svg:y="12.524cm">
          <text:p text:style-name="P1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81cm" svg:height="2.581cm" svg:x="-3.785cm" svg:y="11.063cm">
          <text:p/>
          <draw:enhanced-geometry svg:viewBox="0 0 21600 21600" draw:type="rectangle" draw:enhanced-path="M 0 0 L 21600 0 21600 21600 0 21600 0 0 Z N"/>
        </draw:custom-shape>
        <draw:g>
          <draw:line draw:style-name="gr15" draw:text-style-name="P9" draw:layer="layout" svg:x1="-3.897cm" svg:y1="17.382cm" svg:x2="-1.316cm" svg:y2="14.801cm">
            <text:p/>
          </draw:line>
          <draw:line draw:style-name="gr15" draw:text-style-name="P9" draw:layer="layout" svg:x1="-3.897cm" svg:y1="14.801cm" svg:x2="-1.316cm" svg:y2="17.382cm">
            <text:p/>
          </draw:line>
        </draw:g>
        <draw:g>
          <draw:line draw:style-name="gr15" draw:text-style-name="P9" draw:layer="layout" svg:x1="11.13cm" svg:y1="12.524cm" svg:x2="13.711cm" svg:y2="9.943cm">
            <text:p/>
          </draw:line>
          <draw:line draw:style-name="gr15" draw:text-style-name="P9" draw:layer="layout" svg:x1="11.13cm" svg:y1="9.943cm" svg:x2="13.711cm" svg:y2="12.524cm">
            <text:p/>
          </draw:line>
        </draw:g>
        <draw:g>
          <draw:line draw:style-name="gr15" draw:text-style-name="P9" draw:layer="layout" svg:x1="16.292cm" svg:y1="12.524cm" svg:x2="18.873cm" svg:y2="9.943cm">
            <text:p/>
          </draw:line>
          <draw:line draw:style-name="gr15" draw:text-style-name="P9" draw:layer="layout" svg:x1="16.292cm" svg:y1="9.943cm" svg:x2="18.873cm" svg:y2="12.524cm">
            <text:p/>
          </draw:line>
        </draw:g>
      </draw:page>
      <draw:page draw:name="page5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5.086cm" svg:y="5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014cm" svg:y="5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942cm" svg:y="5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87cm" svg:y="5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798cm" svg:y="5.2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5.086cm" svg:y="7.1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5.086cm" svg:y="9.0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086cm" svg:y="10.997cm">
          <text:p text:style-name="P9"><text:span text:style-name="T18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5.086cm" svg:y="12.9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43cm" svg:height="2.478cm" svg:x="9.242cm" svg:y="2.735cm">
          <draw:image xlink:href="Pictures/2000000100002D1000004859E4B2DCBE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8.942cm" svg:y="7.141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942cm" svg:y="9.0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942cm" svg:y="10.9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942cm" svg:y="12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942cm" svg:y="14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87cm" svg:y="10.9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798cm" svg:y="10.997cm">
          <text:p text:style-name="P9"><text:span text:style-name="T18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726cm" svg:y="10.9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654cm" svg:y="10.997cm">
          <text:p text:style-name="P9"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654cm" svg:y="9.069cm">
          <text:p text:style-name="P9"><text:span text:style-name="T18">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654cm" svg:y="12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654cm" svg:y="14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654cm" svg:y="16.781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66cm" svg:height="1.917cm" svg:x="12.76cm" svg:y="14.853cm">
          <draw:image xlink:href="Pictures/20000001000029220000281A27AD07FF.svm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726cm" svg:y="14.853cm">
          <text:p text:style-name="P9"><text:span text:style-name="T18">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8.582cm" svg:y="14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51cm" svg:y="14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2.438cm" svg:y="14.8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4.366cm" svg:y="14.85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05cm" svg:height="1.596cm" svg:x="7.337cm" svg:y="11.197cm">
          <draw:image xlink:href="Pictures/2000000100004912000048A8A608E35C.svm" xlink:type="simple" xlink:show="embed" xlink:actuate="onLoad">
            <text:p/>
          </draw:image>
        </draw:frame>
        <draw:frame draw:style-name="gr7" draw:text-style-name="P9" draw:layer="layout" svg:width="1.703cm" svg:height="1.918cm" svg:x="3.383cm" svg:y="5.213cm">
          <draw:image xlink:href="Pictures/2000000100002B69000030E3790072DD.svg" xlink:type="simple" xlink:show="embed" xlink:actuate="onLoad">
            <text:p/>
          </draw:image>
        </draw:frame>
        <draw:frame draw:style-name="gr7" draw:text-style-name="P9" draw:layer="layout" svg:width="1.923cm" svg:height="1.901cm" svg:x="16.654cm" svg:y="7.168cm">
          <draw:image xlink:href="Pictures/2000000100001B1400001AC5B07C87DE.svg" xlink:type="simple" xlink:show="embed" xlink:actuate="onLoad">
            <text:p/>
          </draw:image>
        </draw:frame>
        <draw:frame draw:style-name="gr7" draw:text-style-name="P9" draw:layer="layout" svg:width="1.378cm" svg:height="2.025cm" svg:x="5.386cm" svg:y="3.188cm">
          <draw:image xlink:href="Pictures/2000000100001D4000002AFFB07D0EC4.svg" xlink:type="simple" xlink:show="embed" xlink:actuate="onLoad">
            <text:p/>
          </draw:image>
        </draw:frame>
        <draw:custom-shape draw:style-name="gr10" draw:text-style-name="P12" draw:layer="layout" svg:width="1.928cm" svg:height="1.928cm" svg:x="5.086cm" svg:y="10.997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8.942cm" svg:y="7.141cm">
          <text:p text:style-name="P1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2.798cm" svg:y="10.997cm">
          <text:p text:style-name="P1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4.726cm" svg:y="14.842cm">
          <text:p text:style-name="P1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6.654cm" svg:y="10.997cm">
          <text:p text:style-name="P1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04cm" svg:height="2.959cm" svg:x="25.345cm" svg:y="0.692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2cm">
          <draw:text-box>
            <text:p><text:span text:style-name="T17">Niveau 2</text:span></text:p>
          </draw:text-box>
        </draw:frame>
        <draw:frame draw:style-name="gr11" draw:text-style-name="P13" draw:layer="layout" svg:width="3.604cm" svg:height="6.161cm" svg:x="25.345cm" svg:y="-0.609cm">
          <draw:text-box>
            <text:p text:style-name="P9"><text:span text:style-name="T16">3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</draw:page>
      <draw:page draw:name="page6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921cm" svg:y="2.638cm">
          <text:p text:style-name="P9"><text:span text:style-name="T18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849cm" svg:y="2.6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777cm" svg:y="2.6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705cm" svg:y="2.638cm">
          <text:p text:style-name="P9"><text:span text:style-name="T18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633cm" svg:y="2.638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9cm" svg:height="1.928cm" svg:x="14.561cm" svg:y="2.6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49cm" svg:y="2.6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8.418cm" svg:y="2.6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346cm" svg:y="2.6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921cm" svg:y="4.5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921cm" svg:y="6.4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921cm" svg:y="8.422cm">
          <text:p text:style-name="P9"><text:span text:style-name="T18">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849cm" svg:y="8.4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777cm" svg:y="8.4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705cm" svg:y="8.4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633cm" svg:y="8.4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9cm" svg:height="1.928cm" svg:x="14.561cm" svg:y="8.4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9cm" svg:y="8.422cm">
          <text:p text:style-name="P9"><text:span text:style-name="T18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9cm" svg:height="1.928cm" svg:x="14.561cm" svg:y="6.4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9cm" svg:height="1.928cm" svg:x="14.561cm" svg:y="10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9cm" svg:height="1.929cm" svg:x="14.561cm" svg:y="12.2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9cm" svg:x="12.633cm" svg:y="12.2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9cm" svg:x="16.49cm" svg:y="12.278cm">
          <text:p text:style-name="P9"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9cm" svg:x="18.418cm" svg:y="12.2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9cm" svg:x="20.346cm" svg:y="12.278cm">
          <text:p text:style-name="P9"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777cm" svg:y="10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9cm" svg:x="8.777cm" svg:y="12.278cm">
          <text:p text:style-name="P9"><text:span text:style-name="T18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777cm" svg:y="14.207cm">
          <text:p text:style-name="P9"><text:span text:style-name="T18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777cm" svg:y="16.135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777cm" svg:y="18.0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849cm" svg:y="16.1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921cm" svg:y="16.1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705cm" svg:y="16.1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346cm" svg:y="10.35cm">
          <text:p text:style-name="P9"><text:span text:style-name="T18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346cm" svg:y="8.422cm">
          <text:p text:style-name="P9"><text:span text:style-name="T18">H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346cm" svg:y="6.4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346cm" svg:y="14.207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894cm" svg:height="1.215cm" svg:x="2.027cm" svg:y="3.138cm">
          <draw:image xlink:href="Pictures/2000000100001F0200000D064DCA3F95.svg" xlink:type="simple" xlink:show="embed" xlink:actuate="onLoad">
            <text:p/>
          </draw:image>
        </draw:frame>
        <draw:frame draw:style-name="gr7" draw:text-style-name="P9" draw:layer="layout" svg:width="1.588cm" svg:height="1.808cm" svg:x="5.221cm" svg:y="0.83cm">
          <draw:image xlink:href="Pictures/2000000100002D2A0000335EDE55EA9D.svm" xlink:type="simple" xlink:show="embed" xlink:actuate="onLoad">
            <text:p/>
          </draw:image>
        </draw:frame>
        <draw:frame draw:style-name="gr7" draw:text-style-name="P9" draw:layer="layout" svg:width="1.462cm" svg:height="1.287cm" svg:x="3.359cm" svg:y="8.763cm">
          <draw:image xlink:href="Pictures/20000001000050ED000047360C5BC587.svg" xlink:type="simple" xlink:show="embed" xlink:actuate="onLoad">
            <text:p/>
          </draw:image>
        </draw:frame>
        <draw:frame draw:style-name="gr7" draw:text-style-name="P9" draw:layer="layout" svg:width="1.137cm" svg:height="1.027cm" svg:x="9.077cm" svg:y="7.395cm">
          <draw:image xlink:href="Pictures/200000010000225000001F02564082E7.svg" xlink:type="simple" xlink:show="embed" xlink:actuate="onLoad">
            <text:p/>
          </draw:image>
        </draw:frame>
        <draw:frame draw:style-name="gr7" draw:text-style-name="P9" draw:layer="layout" svg:width="1.97cm" svg:height="1.478cm" svg:x="20.346cm" svg:y="5.016cm">
          <draw:image xlink:href="Pictures/200000010000253500001BE81D546433.svg" xlink:type="simple" xlink:show="embed" xlink:actuate="onLoad">
            <text:p/>
          </draw:image>
        </draw:frame>
        <draw:frame draw:style-name="gr7" draw:text-style-name="P9" draw:layer="layout" svg:width="2.132cm" svg:height="1.342cm" svg:x="2.789cm" svg:y="16.421cm">
          <draw:image xlink:href="Pictures/2000000100002AAF00001ADF1AE6EC56.svg" xlink:type="simple" xlink:show="embed" xlink:actuate="onLoad">
            <text:p/>
          </draw:image>
        </draw:frame>
        <draw:frame draw:style-name="gr7" draw:text-style-name="P9" draw:layer="layout" svg:width="1.534cm" svg:height="1.182cm" svg:x="11.099cm" svg:y="12.725cm">
          <draw:image xlink:href="Pictures/200000010000241200001BCD23AFC3B5.svg" xlink:type="simple" xlink:show="embed" xlink:actuate="onLoad">
            <text:p/>
          </draw:image>
        </draw:frame>
        <draw:frame draw:style-name="gr7" draw:text-style-name="P9" draw:layer="layout" svg:width="1.528cm" svg:height="1.045cm" svg:x="14.892cm" svg:y="5.224cm">
          <draw:image xlink:href="Pictures/2000000100001F0200001530D38C33FB.svg" xlink:type="simple" xlink:show="embed" xlink:actuate="onLoad">
            <text:p/>
          </draw:image>
        </draw:frame>
        <draw:custom-shape draw:style-name="gr16" draw:text-style-name="P9" draw:layer="layout" svg:width="0.902cm" svg:height="1.213cm" svg:x="14.665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8.777cm" svg:y="14.207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2.633cm" svg:y="2.638cm">
          <text:p text:style-name="P1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6.49cm" svg:y="8.422cm">
          <text:p text:style-name="P1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4.921cm" svg:y="2.638cm">
          <text:p text:style-name="P1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0.346cm" svg:y="8.422cm">
          <text:p text:style-name="P1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0.346cm" svg:y="12.279cm">
          <text:p text:style-name="P11"><text:span text:style-name="T19">6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6">4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</draw:page>
      <draw:page draw:name="page7" draw:style-name="dp1" draw:master-page-name="Standard">
        <draw:custom-shape draw:style-name="gr9" draw:text-style-name="P10" draw:layer="layout" svg:width="1.928cm" svg:height="1.928cm" svg:x="-3.018cm" svg:y="2.098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3.005cm" svg:y="4.642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426cm" svg:y="9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354cm" svg:y="9.8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282cm" svg:y="9.869cm">
          <text:p text:style-name="P9"><text:span text:style-name="T18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21cm" svg:y="9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138cm" svg:y="9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066cm" svg:y="9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994cm" svg:y="9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426cm" svg:y="7.9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426cm" svg:y="6.013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426cm" svg:y="4.0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426cm" svg:y="11.797cm">
          <text:p text:style-name="P9"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426cm" svg:y="13.7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426cm" svg:y="15.6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354cm" svg:y="6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282cm" svg:y="6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21cm" svg:y="6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138cm" svg:y="6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066cm" svg:y="6.0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5.994cm" svg:y="6.013cm">
          <text:p text:style-name="P9"><text:span text:style-name="T18">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7.922cm" svg:y="6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85cm" svg:y="6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778cm" svg:y="6.0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21cm" svg:y="11.7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21cm" svg:y="13.725cm">
          <text:p text:style-name="P9"><text:span text:style-name="T18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21cm" svg:y="15.6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21cm" svg:y="17.5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282cm" svg:y="15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38cm" svg:y="15.653cm">
          <text:p text:style-name="P9"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066cm" svg:y="15.6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994cm" svg:y="15.65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7cm" svg:height="1.774cm" svg:x="21.778cm" svg:y="2.311cm">
          <draw:image xlink:href="Pictures/2000000100003E6D00003B3941E28E79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21.778cm" svg:y="4.0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778cm" svg:y="7.9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778cm" svg:y="9.869cm">
          <text:p text:style-name="P9"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778cm" svg:y="11.7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778cm" svg:y="13.7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21cm" svg:height="1.472cm" svg:x="4.426cm" svg:y="2.613cm">
          <draw:image xlink:href="Pictures/20000001000022EF00001AC5F855E4A0.svg" xlink:type="simple" xlink:show="embed" xlink:actuate="onLoad">
            <text:p/>
          </draw:image>
        </draw:frame>
        <draw:frame draw:style-name="gr7" draw:text-style-name="P9" draw:layer="layout" svg:width="1.81cm" svg:height="1.267cm" svg:x="2.616cm" svg:y="6.374cm">
          <draw:image xlink:href="Pictures/200000010000031A0000022C4EDEAF7C.svg" xlink:type="simple" xlink:show="embed" xlink:actuate="onLoad">
            <text:p/>
          </draw:image>
        </draw:frame>
        <draw:frame draw:style-name="gr7" draw:text-style-name="P9" draw:layer="layout" svg:width="2.48cm" svg:height="0.579cm" svg:x="1.946cm" svg:y="10.397cm">
          <draw:image xlink:href="Pictures/2000000100004EDC00001266E95D8D3F.svg" xlink:type="simple" xlink:show="embed" xlink:actuate="onLoad">
            <text:p/>
          </draw:image>
        </draw:frame>
        <draw:frame draw:style-name="gr7" draw:text-style-name="P9" draw:layer="layout" svg:width="1.75cm" svg:height="1.459cm" svg:x="10.31cm" svg:y="8.41cm">
          <draw:image xlink:href="Pictures/2000000100001D40000018644468750E.svg" xlink:type="simple" xlink:show="embed" xlink:actuate="onLoad">
            <text:p/>
          </draw:image>
        </draw:frame>
        <draw:frame draw:style-name="gr7" draw:text-style-name="P9" draw:layer="layout" svg:width="1.513cm" svg:height="1.644cm" svg:x="6.769cm" svg:y="15.837cm">
          <draw:image xlink:href="Pictures/200000010000274600002AAFB3CFCEBE.svg" xlink:type="simple" xlink:show="embed" xlink:actuate="onLoad">
            <text:p/>
          </draw:image>
        </draw:frame>
        <draw:custom-shape draw:style-name="gr10" draw:text-style-name="P12" draw:layer="layout" svg:width="1.928cm" svg:height="1.928cm" svg:x="15.994cm" svg:y="6.013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8.282cm" svg:y="9.869cm">
          <text:p text:style-name="P1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4.426cm" svg:y="6.013cm">
          <text:p text:style-name="P1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0.21cm" svg:y="13.725cm">
          <text:p text:style-name="P1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4.426cm" svg:y="11.797cm">
          <text:p text:style-name="P1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1.778cm" svg:y="9.869cm">
          <text:p text:style-name="P11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2.138cm" svg:y="15.653cm">
          <text:p text:style-name="P11"><text:span text:style-name="T19">7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6">5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</draw:page>
      <draw:page draw:name="page8" draw:style-name="dp1" draw:master-page-name="Standard">
        <draw:custom-shape draw:style-name="gr9" draw:text-style-name="P10" draw:layer="layout" svg:width="1.928cm" svg:height="1.928cm" svg:x="-3.018cm" svg:y="2.098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3.005cm" svg:y="4.642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634cm" svg:y="5.209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634cm" svg:y="7.1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634cm" svg:y="9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634cm" svg:y="10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634cm" svg:y="12.9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634cm" svg:y="14.849cm">
          <text:p text:style-name="P9"><text:span text:style-name="T18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706cm" svg:y="5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562cm" svg:y="5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778cm" svg:y="5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85cm" svg:y="5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922cm" svg:y="5.2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562cm" svg:y="9.065cm">
          <text:p text:style-name="P9"><text:span text:style-name="T18">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8.49cm" svg:y="9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418cm" svg:y="9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2.346cm" svg:y="9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706cm" svg:y="10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778cm" svg:y="10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85cm" svg:y="10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922cm" svg:y="10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994cm" svg:y="10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562cm" svg:y="12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8.49cm" svg:y="12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418cm" svg:y="12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2.346cm" svg:y="12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4.274cm" svg:y="12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418cm" svg:y="10.9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418cm" svg:y="14.849cm">
          <text:p text:style-name="P9"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706cm" svg:y="14.8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778cm" svg:y="14.8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85cm" svg:y="14.8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922cm" svg:y="14.849cm">
          <text:p text:style-name="P9"><text:span text:style-name="T18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994cm" svg:y="14.8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066cm" svg:y="14.8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4.274cm" svg:y="14.849cm">
          <text:p text:style-name="P9"><text:span text:style-name="T18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4.274cm" svg:y="16.7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85cm" svg:y="9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85cm" svg:y="12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2.346cm" svg:y="7.1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2.346cm" svg:y="5.2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346cm" svg:y="3.281cm">
          <text:p text:style-name="P9"><text:span text:style-name="T18">V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164cm" svg:height="1.691cm" svg:x="9.25cm" svg:y="7.374cm">
          <draw:image xlink:href="Pictures/20000001000045DE0000657ECE22A527.svg" xlink:type="simple" xlink:show="embed" xlink:actuate="onLoad">
            <text:p/>
          </draw:image>
        </draw:frame>
        <draw:frame draw:style-name="gr7" draw:text-style-name="P9" draw:layer="layout" svg:width="1.903cm" svg:height="1.271cm" svg:x="22.346cm" svg:y="1.91cm">
          <draw:image xlink:href="Pictures/20000001000019870000110E45F267C8.svg" xlink:type="simple" xlink:show="embed" xlink:actuate="onLoad">
            <text:p/>
          </draw:image>
        </draw:frame>
        <draw:frame draw:style-name="gr7" draw:text-style-name="P9" draw:layer="layout" svg:width="1.425cm" svg:height="1.649cm" svg:x="13.209cm" svg:y="9.144cm">
          <draw:image xlink:href="Pictures/200000010000242C000029DC4083817B.svg" xlink:type="simple" xlink:show="embed" xlink:actuate="onLoad">
            <text:p/>
          </draw:image>
        </draw:frame>
        <draw:frame draw:style-name="gr7" draw:text-style-name="P9" draw:layer="layout" svg:width="1.941cm" svg:height="1.605cm" svg:x="1.125cm" svg:y="14.972cm">
          <draw:image xlink:href="Pictures/200000010000322000002972980515D7.svg" xlink:type="simple" xlink:show="embed" xlink:actuate="onLoad">
            <text:p/>
          </draw:image>
        </draw:frame>
        <draw:custom-shape draw:style-name="gr12" draw:text-style-name="P9" draw:layer="layout" svg:width="1.159cm" svg:height="1.159cm" svg:x="24.717cm" svg:y="11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9" draw:layer="layout" svg:width="0.168cm" svg:height="0.168cm" svg:x="24.99cm" svg:y="11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68cm" svg:height="0.168cm" svg:x="24.989cm" svg:y="12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68cm" svg:height="0.168cm" svg:x="24.989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68cm" svg:height="0.168cm" svg:x="24.989cm" svg:y="11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68cm" svg:height="0.168cm" svg:x="25.435cm" svg:y="11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68cm" svg:height="0.168cm" svg:x="25.435cm" svg:y="12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68cm" svg:height="0.168cm" svg:x="25.4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168cm" svg:height="0.168cm" svg:x="25.435cm" svg:y="11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9" draw:layer="layout" svg:width="1.881cm" svg:height="1.19cm" svg:x="14.834cm" svg:y="3.919cm">
          <draw:image xlink:href="Pictures/2000000100002A7A00001ADF2FEA3684.svg" xlink:type="simple" xlink:show="embed" xlink:actuate="onLoad">
            <text:p/>
          </draw:image>
        </draw:frame>
        <draw:custom-shape draw:style-name="gr10" draw:text-style-name="P12" draw:layer="layout" svg:width="1.928cm" svg:height="1.928cm" svg:x="22.346cm" svg:y="3.281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4.634cm" svg:y="5.209cm">
          <text:p text:style-name="P1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4.274cm" svg:y="14.849cm">
          <text:p text:style-name="P1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6.562cm" svg:y="9.065cm">
          <text:p text:style-name="P1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4.634cm" svg:y="14.849cm">
          <text:p text:style-name="P1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6.922cm" svg:y="14.849cm">
          <text:p text:style-name="P11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0.418cm" svg:y="14.849cm">
          <text:p text:style-name="P11"><text:span text:style-name="T19">7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6">6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  <draw:frame draw:style-name="gr7" draw:text-style-name="P9" draw:layer="layout" svg:width="1.313cm" svg:height="1.938cm" svg:x="3.681cm" svg:y="10.983cm">
          <draw:image xlink:href="Pictures/200000010000135400001C87EBCBC3ED.svg" xlink:type="simple" xlink:show="embed" xlink:actuate="onLoad">
            <text:p/>
          </draw:image>
        </draw:frame>
        <draw:frame draw:style-name="gr7" draw:text-style-name="P9" draw:layer="layout" svg:width="1.822cm" svg:height="1.949cm" svg:x="5.1cm" svg:y="5.188cm">
          <draw:image xlink:href="Pictures/2000000100002DC9000030FD443B3CA2.svg" xlink:type="simple" xlink:show="embed" xlink:actuate="onLoad">
            <text:p/>
          </draw:image>
        </draw:frame>
        <draw:frame draw:style-name="gr7" draw:text-style-name="P9" draw:layer="layout" svg:width="1.64cm" svg:height="2.048cm" svg:x="20.518cm" svg:y="7.017cm">
          <draw:image xlink:href="Pictures/200000010000153000001A7539FF6D2E.svg" xlink:type="simple" xlink:show="embed" xlink:actuate="onLoad">
            <text:p/>
          </draw:image>
        </draw:frame>
        <draw:frame draw:style-name="gr7" draw:text-style-name="P9" draw:layer="layout" svg:width="1.433cm" svg:height="1.697cm" svg:x="13.201cm" svg:y="13.052cm">
          <draw:image xlink:href="Pictures/20000001000028EE000030796679AF1E.sv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8" draw:text-style-name="P10" draw:layer="layout" svg:width="1.928cm" svg:height="1.928cm" svg:x="3.588cm" svg:y="6.4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3.005cm" svg:y="4.642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588cm" svg:y="18.0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5.516cm" svg:y="18.0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444cm" svg:y="18.009cm">
          <text:p text:style-name="P9"><text:span text:style-name="T18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9.372cm" svg:y="18.0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3cm" svg:y="18.0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228cm" svg:y="18.0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5.156cm" svg:y="18.009cm">
          <text:p text:style-name="P9"><text:span text:style-name="T18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77cm" svg:height="1.652cm" svg:x="3.588cm" svg:y="2.861cm">
          <draw:image xlink:href="Pictures/2000000100001F0200001CF06EBE25F3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3.588cm" svg:y="16.0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588cm" svg:y="14.1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588cm" svg:y="12.225cm">
          <text:p text:style-name="P9"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588cm" svg:y="10.2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588cm" svg:y="8.3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-3.043cm" svg:y="2.073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588cm" svg:y="4.51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79cm" svg:height="1.621cm" svg:x="9.672cm" svg:y="12.532cm">
          <draw:image xlink:href="Pictures/200000010000247C000027FFFDBEEB53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9.372cm" svg:y="16.0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9.372cm" svg:y="14.15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798cm" svg:height="1.213cm" svg:x="15.256cm" svg:y="11.012cm">
          <draw:image xlink:href="Pictures/2000000100000D06000008C9681A7A03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15.156cm" svg:y="16.0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156cm" svg:y="14.1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156cm" svg:y="12.2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94cm" svg:height="1.136cm" svg:x="13.262cm" svg:y="16.473cm">
          <draw:image xlink:href="Pictures/2000000100000A06000005107BEF8A0C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11.3cm" svg:y="8.3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7.084cm" svg:y="16.0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012cm" svg:y="16.0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94cm" svg:y="16.081cm">
          <text:p text:style-name="P9"><text:span text:style-name="T18">G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2.868cm" svg:y="16.081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15cm" svg:height="1.69cm" svg:x="2.173cm" svg:y="18.247cm">
          <draw:image xlink:href="Pictures/20000001000017FA00001CA1022D351E.svg" xlink:type="simple" xlink:show="embed" xlink:actuate="onLoad">
            <text:p/>
          </draw:image>
        </draw:frame>
        <draw:frame draw:style-name="gr7" draw:text-style-name="P9" draw:layer="layout" svg:width="1.996cm" svg:height="1.529cm" svg:x="1.592cm" svg:y="8.768cm">
          <draw:image xlink:href="Pictures/2000000100003D6400002F07FEE83799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9.372cm" svg:y="8.3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516cm" svg:y="8.369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444cm" svg:y="8.369cm">
          <text:p text:style-name="P9"><text:span text:style-name="T18">Q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228cm" svg:y="8.3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156cm" svg:y="8.3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084cm" svg:y="8.369cm">
          <text:p text:style-name="P9"><text:span text:style-name="T18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05cm" svg:height="1.754cm" svg:x="7.544cm" svg:y="0.831cm">
          <draw:image xlink:href="Pictures/2000000100000D0600000BFDAFE0D862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7.444cm" svg:y="10.297cm">
          <text:p text:style-name="P9"><text:span text:style-name="T18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444cm" svg:y="12.2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444cm" svg:y="6.4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444cm" svg:y="4.5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444cm" svg:y="2.58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331cm" svg:height="1.424cm" svg:x="21.34cm" svg:y="5.017cm">
          <draw:image xlink:href="Pictures/20000001000024E60000277BE315D34C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20.94cm" svg:y="18.0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94cm" svg:y="14.1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94cm" svg:y="12.2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94cm" svg:y="10.2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94cm" svg:y="8.3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0.94cm" svg:y="6.441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91cm" svg:height="1.107cm" svg:x="5.553cm" svg:y="4.813cm">
          <draw:image xlink:href="Pictures/2000000100004FCA00002EB75C1BF5E4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9.372cm" svg:y="4.513cm">
          <text:p text:style-name="P9"><text:span text:style-name="T18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3cm" svg:y="4.51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37cm" svg:height="2.024cm" svg:x="17.284cm" svg:y="4.417cm">
          <draw:image xlink:href="Pictures/200000010000238E00002ED24E02FDDA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17.084cm" svg:y="6.4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7.084cm" svg:y="10.2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7.444cm" svg:y="18.009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9.372cm" svg:y="4.513cm">
          <text:p text:style-name="P1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5.516cm" svg:y="8.369cm">
          <text:p text:style-name="P1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0.94cm" svg:y="16.081cm">
          <text:p text:style-name="P1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7.444cm" svg:y="10.297cm">
          <text:p text:style-name="P1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7.084cm" svg:y="8.369cm">
          <text:p text:style-name="P11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3.588cm" svg:y="12.225cm">
          <text:p text:style-name="P11"><text:span text:style-name="T19">7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6">7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</draw:page>
      <draw:page draw:name="page10" draw:style-name="dp1" draw:master-page-name="Standard">
        <draw:custom-shape draw:style-name="gr10" draw:text-style-name="P12" draw:layer="layout" svg:width="1.928cm" svg:height="1.928cm" svg:x="-3.005cm" svg:y="6.142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275cm" svg:y="4.7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851cm" svg:y="6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9.779cm" svg:y="6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707cm" svg:y="6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635cm" svg:y="6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563cm" svg:y="6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7.491cm" svg:y="6.6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419cm" svg:y="6.655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347cm" svg:y="6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275cm" svg:y="6.65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61cm" svg:height="1.814cm" svg:x="7.851cm" svg:y="4.841cm">
          <draw:image xlink:href="Pictures/20000001000029220000281A27AD07FF.svm" xlink:type="simple" xlink:show="embed" xlink:actuate="onLoad">
            <text:p/>
          </draw:image>
        </draw:frame>
        <draw:custom-shape draw:style-name="gr8" draw:text-style-name="P10" draw:layer="layout" svg:width="1.928cm" svg:height="1.928cm" svg:x="7.851cm" svg:y="8.5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851cm" svg:y="10.5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851cm" svg:y="12.439cm">
          <text:p text:style-name="P9"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851cm" svg:y="14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851cm" svg:y="16.2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5.923cm" svg:y="10.5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995cm" svg:y="10.511cm">
          <text:p text:style-name="P9"><text:span text:style-name="T18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067cm" svg:y="10.5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9.779cm" svg:y="10.5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707cm" svg:y="10.5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635cm" svg:y="10.5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707cm" svg:y="8.583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707cm" svg:y="12.4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707cm" svg:y="14.3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23cm" svg:y="14.367cm">
          <text:p text:style-name="P9"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9.779cm" svg:y="14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635cm" svg:y="14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563cm" svg:y="14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419cm" svg:y="4.7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419cm" svg:y="8.5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419cm" svg:y="10.5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419cm" svg:y="12.4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419cm" svg:y="14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275cm" svg:y="8.5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75cm" svg:y="10.511cm">
          <text:p text:style-name="P9"><text:span text:style-name="T18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275cm" svg:y="12.4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275cm" svg:y="14.3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275cm" svg:y="16.29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86cm" svg:height="1.827cm" svg:x="23.475cm" svg:y="2.9cm">
          <draw:image xlink:href="Pictures/2000000100000771000008107F9EAA30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-3.068cm" svg:y="3.548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275cm" svg:y="18.22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124cm" svg:height="1.927cm" svg:x="10.483cm" svg:y="18.323cm">
          <draw:image xlink:href="Pictures/20000001000002E5000004F67CC23924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21.347cm" svg:y="18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419cm" svg:y="18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7.491cm" svg:y="18.2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5.563cm" svg:y="18.223cm">
          <text:p text:style-name="P9"><text:span text:style-name="T1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635cm" svg:y="18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707cm" svg:y="18.22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1cm" svg:height="1.921cm" svg:x="2.267cm" svg:y="2.806cm">
          <draw:image xlink:href="Pictures/2000000100001F02000025009490ABCD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2.067cm" svg:y="8.5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067cm" svg:y="6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067cm" svg:y="4.7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067cm" svg:y="12.4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067cm" svg:y="14.3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5.563cm" svg:y="18.223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9.419cm" svg:y="6.655cm">
          <text:p text:style-name="P1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3.995cm" svg:y="10.511cm">
          <text:p text:style-name="P1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7.851cm" svg:y="12.439cm">
          <text:p text:style-name="P1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5.923cm" svg:y="14.367cm">
          <text:p text:style-name="P1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1.707cm" svg:y="8.583cm">
          <text:p text:style-name="P11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3.275cm" svg:y="10.511cm">
          <text:p text:style-name="P11"><text:span text:style-name="T19">7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24cm" svg:height="1.533cm" svg:x="4.299cm" svg:y="14.562cm">
          <draw:image xlink:href="Pictures/2000000100000933000008AFFD092CA3.svg" xlink:type="simple" xlink:show="embed" xlink:actuate="onLoad">
            <text:p/>
          </draw:image>
        </draw:frame>
        <draw:frame draw:style-name="gr7" draw:text-style-name="P9" draw:layer="layout" svg:width="1.13cm" svg:height="1.875cm" svg:x="0.937cm" svg:y="10.564cm">
          <draw:image xlink:href="Pictures/2000000100001F36000033C839347DBE.svg" xlink:type="simple" xlink:show="embed" xlink:actuate="onLoad">
            <text:p/>
          </draw:image>
        </draw:frame>
        <draw:frame draw:style-name="gr7" draw:text-style-name="P9" draw:layer="layout" svg:width="1.948cm" svg:height="1.381cm" svg:x="19.419cm" svg:y="3.346cm">
          <draw:image xlink:href="Pictures/200000010000431300002F8BAF9531C1.svg" xlink:type="simple" xlink:show="embed" xlink:actuate="onLoad">
            <text:p/>
          </draw:image>
        </draw:frame>
        <draw:frame draw:style-name="gr11" draw:text-style-name="P13" draw:layer="layout" svg:width="3.604cm" svg:height="6.161cm" svg:x="25.345cm" svg:y="-0.609cm">
          <draw:text-box>
            <text:p text:style-name="P9"><text:span text:style-name="T16">8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  <draw:frame draw:style-name="gr7" draw:text-style-name="P9" draw:layer="layout" svg:width="1.463cm" svg:height="1.95cm" svg:x="6.388cm" svg:y="6.633cm">
          <draw:image xlink:href="Pictures/2000000100001F020000295790867ED1.svg" xlink:type="simple" xlink:show="embed" xlink:actuate="onLoad">
            <text:p/>
          </draw:image>
        </draw:frame>
        <draw:frame draw:style-name="gr7" draw:text-style-name="P9" draw:layer="layout" svg:width="1.913cm" svg:height="1.402cm" svg:x="11.707cm" svg:y="5.153cm">
          <draw:image xlink:href="Pictures/2000000100000F1700000B0F3516AFCF.svg" xlink:type="simple" xlink:show="embed" xlink:actuate="onLoad">
            <text:p/>
          </draw:image>
        </draw:frame>
      </draw:page>
      <draw:page draw:name="page11" draw:style-name="dp1" draw:master-page-name="Standard">
        <draw:custom-shape draw:style-name="gr10" draw:text-style-name="P12" draw:layer="layout" svg:width="1.928cm" svg:height="1.928cm" svg:x="-4.405cm" svg:y="4.642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-4.468cm" svg:y="2.048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194cm" svg:y="4.298cm">
          <text:p text:style-name="P9"><text:span text:style-name="T18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194cm" svg:y="6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194cm" svg:y="8.1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194cm" svg:y="10.0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194cm" svg:y="12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194cm" svg:y="13.93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72cm" svg:height="1.171cm" svg:x="9.834cm" svg:y="6.496cm">
          <draw:image xlink:href="Pictures/2000000100002447000018B4DABD3C32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19.266cm" svg:y="6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7.338cm" svg:y="6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41cm" svg:y="6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482cm" svg:y="6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554cm" svg:y="6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554cm" svg:y="8.1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554cm" svg:y="10.0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554cm" svg:y="12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554cm" svg:y="13.938cm">
          <text:p text:style-name="P9"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554cm" svg:y="15.8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554cm" svg:y="17.794cm">
          <text:p text:style-name="P9"><text:span text:style-name="T18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9.626cm" svg:y="17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698cm" svg:y="17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482cm" svg:y="17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41cm" svg:y="17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7.338cm" svg:y="17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266cm" svg:y="17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194cm" svg:y="17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9.626cm" svg:y="10.0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698cm" svg:y="10.0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482cm" svg:y="10.0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41cm" svg:y="10.0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7.338cm" svg:y="10.082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65cm" svg:height="2.042cm" svg:x="7.698cm" svg:y="4.184cm">
          <draw:image xlink:href="Pictures/2000000100002C8C000030C89A955749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7.698cm" svg:y="8.1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698cm" svg:y="6.2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698cm" svg:y="12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7.698cm" svg:y="13.93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91cm" svg:height="1.906cm" svg:x="2.351cm" svg:y="13.96cm">
          <draw:image xlink:href="Pictures/200000010000246100002E8223036DCD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5.77cm" svg:y="13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842cm" svg:y="13.938cm">
          <text:p text:style-name="P9"><text:span text:style-name="T18">G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9.626cm" svg:y="13.93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25cm" svg:height="1.246cm" svg:x="3.842cm" svg:y="3.052cm">
          <draw:image xlink:href="Pictures/20000001000025D40000187F903B5128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3.842cm" svg:y="15.8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842cm" svg:y="17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842cm" svg:y="12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842cm" svg:y="10.0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842cm" svg:y="8.1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842cm" svg:y="6.226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3.842cm" svg:y="4.2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5.41cm" svg:y="8.154cm">
          <text:p text:style-name="P9"><text:span text:style-name="T18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41cm" svg:y="4.2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41cm" svg:y="12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5.41cm" svg:y="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3.482cm" svg:y="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1.554cm" svg:y="2.37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333cm" svg:height="1.885cm" svg:x="10.221cm" svg:y="2.413cm">
          <draw:image xlink:href="Pictures/200000010000521000007411D1D30604.svg" xlink:type="simple" xlink:show="embed" xlink:actuate="onLoad">
            <text:p/>
          </draw:image>
        </draw:frame>
        <draw:frame draw:style-name="gr7" draw:text-style-name="P9" draw:layer="layout" svg:width="1.377cm" svg:height="2.422cm" svg:x="21.394cm" svg:y="1.876cm">
          <draw:image xlink:href="Pictures/2000000100001D250000334386A24E0D.svg" xlink:type="simple" xlink:show="embed" xlink:actuate="onLoad">
            <text:p/>
          </draw:image>
        </draw:frame>
        <draw:frame draw:style-name="gr7" draw:text-style-name="P9" draw:layer="layout" svg:width="1.707cm" svg:height="1.707cm" svg:x="5.991cm" svg:y="10.082cm">
          <draw:image xlink:href="Pictures/2000000100002834000028349F12F6A8.svg" xlink:type="simple" xlink:show="embed" xlink:actuate="onLoad">
            <text:p/>
          </draw:image>
        </draw:frame>
        <draw:frame draw:style-name="gr7" draw:text-style-name="P9" draw:layer="layout" svg:width="1.38cm" svg:height="1.637cm" svg:x="6.318cm" svg:y="17.985cm">
          <draw:image xlink:href="Pictures/2000000100000A0600000BE3874B935A.svg" xlink:type="simple" xlink:show="embed" xlink:actuate="onLoad">
            <text:p/>
          </draw:image>
        </draw:frame>
        <draw:frame draw:style-name="gr7" draw:text-style-name="P9" draw:layer="layout" svg:width="1.916cm" svg:height="1.308cm" svg:x="11.554cm" svg:y="4.918cm">
          <draw:image xlink:href="Pictures/2000000100003132000021973E2E4DEF.svg" xlink:type="simple" xlink:show="embed" xlink:actuate="onLoad">
            <text:p/>
          </draw:image>
        </draw:frame>
        <draw:custom-shape draw:style-name="gr10" draw:text-style-name="P12" draw:layer="layout" svg:width="1.928cm" svg:height="1.928cm" svg:x="21.194cm" svg:y="4.298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3.842cm" svg:y="6.226cm">
          <text:p text:style-name="P1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1.554cm" svg:y="17.794cm">
          <text:p text:style-name="P1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3.842cm" svg:y="13.938cm">
          <text:p text:style-name="P1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5.41cm" svg:y="8.154cm">
          <text:p text:style-name="P1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1.554cm" svg:y="13.938cm">
          <text:p text:style-name="P11"><text:span text:style-name="T19">6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6">9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  <draw:frame draw:style-name="gr7" draw:text-style-name="P9" draw:layer="layout" svg:width="1.96cm" svg:height="1.22cm" svg:x="15.41cm" svg:y="1.15cm">
          <draw:image xlink:href="Pictures/200000010000651400003EF1C3138CD5.svg" xlink:type="simple" xlink:show="embed" xlink:actuate="onLoad">
            <text:p/>
          </draw:image>
        </draw:frame>
      </draw:page>
      <draw:page draw:name="page12" draw:style-name="dp1" draw:master-page-name="Standard">
        <draw:custom-shape draw:style-name="gr10" draw:text-style-name="P12" draw:layer="layout" svg:width="1.928cm" svg:height="1.928cm" svg:x="-3.005cm" svg:y="4.642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986cm" svg:y="6.4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634cm" svg:y="16.1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562cm" svg:y="16.119cm">
          <text:p text:style-name="P9"><text:span text:style-name="T18">G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49cm" svg:y="16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418cm" svg:y="16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346cm" svg:y="16.1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274cm" svg:y="16.119cm">
          <text:p text:style-name="P9"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202cm" svg:y="16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13cm" svg:y="16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8.058cm" svg:y="16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562cm" svg:y="18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562cm" svg:y="14.1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562cm" svg:y="12.263cm">
          <text:p text:style-name="P9"><text:span text:style-name="T18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4.562cm" svg:y="10.3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634cm" svg:y="10.3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49cm" svg:y="10.3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418cm" svg:y="10.335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346cm" svg:y="10.3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274cm" svg:y="10.3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634cm" svg:y="8.4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634cm" svg:y="6.479cm">
          <text:p text:style-name="P9"><text:span text:style-name="T18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634cm" svg:y="4.5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.634cm" svg:y="2.62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53cm" svg:height="1.671cm" svg:x="0.981cm" svg:y="2.78cm">
          <draw:image xlink:href="Pictures/20000001000027110000277B4C207EA7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4.562cm" svg:y="2.6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6.49cm" svg:y="2.6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418cm" svg:y="2.6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346cm" svg:y="2.6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274cm" svg:y="2.623cm">
          <text:p text:style-name="P9"><text:span text:style-name="T18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8.418cm" svg:y="4.5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418cm" svg:y="6.479cm">
          <text:p text:style-name="P9"><text:span text:style-name="T18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0.346cm" svg:y="6.4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2.274cm" svg:y="6.4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202cm" svg:y="6.4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13cm" svg:y="6.479cm">
          <text:p text:style-name="P9"><text:span text:style-name="T18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8.058cm" svg:y="6.4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-3.093cm" svg:y="2.023cm">
          <text:p text:style-name="P9"><text:span text:style-name="T18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914cm" svg:y="6.4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13cm" svg:y="4.5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13cm" svg:y="2.6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13cm" svg:y="8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13cm" svg:y="10.3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6.13cm" svg:y="12.2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4.202cm" svg:y="12.2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8.058cm" svg:y="12.2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19.986cm" svg:y="12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914cm" svg:y="12.263cm">
          <text:p text:style-name="P9"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842cm" svg:y="12.26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161cm" svg:height="1.938cm" svg:x="22.181cm" svg:y="2.613cm">
          <draw:image xlink:href="Pictures/2000000100001C6C00002F7028F23A74.svg" xlink:type="simple" xlink:show="embed" xlink:actuate="onLoad">
            <text:p/>
          </draw:image>
        </draw:frame>
        <draw:custom-shape draw:style-name="gr8" draw:text-style-name="P10" draw:layer="layout" svg:width="1.928cm" svg:height="1.928cm" svg:x="21.914cm" svg:y="4.5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914cm" svg:y="8.407cm">
          <text:p text:style-name="P9"><text:span text:style-name="T18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1.914cm" svg:y="10.3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842cm" svg:y="14.191cm">
          <text:p text:style-name="P9"><text:span text:style-name="T18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842cm" svg:y="16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28cm" svg:height="1.928cm" svg:x="23.842cm" svg:y="18.047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37cm" svg:height="1.685cm" svg:x="8.718cm" svg:y="0.938cm">
          <draw:image xlink:href="Pictures/200000010000247C000027FFFDBEEB53.svg" xlink:type="simple" xlink:show="embed" xlink:actuate="onLoad">
            <text:p/>
          </draw:image>
        </draw:frame>
        <draw:frame draw:style-name="gr7" draw:text-style-name="P9" draw:layer="layout" svg:width="1.888cm" svg:height="1.765cm" svg:x="6.53cm" svg:y="6.614cm">
          <draw:image xlink:href="Pictures/2000000100002C5700002972017499D2.svg" xlink:type="simple" xlink:show="embed" xlink:actuate="onLoad">
            <text:p/>
          </draw:image>
        </draw:frame>
        <draw:frame draw:style-name="gr7" draw:text-style-name="P9" draw:layer="layout" svg:width="2.143cm" svg:height="1.335cm" svg:x="12.059cm" svg:y="12.663cm">
          <draw:image xlink:href="Pictures/200000010000163900000DD91225ED8E.svg" xlink:type="simple" xlink:show="embed" xlink:actuate="onLoad">
            <text:p/>
          </draw:image>
        </draw:frame>
        <draw:frame draw:style-name="gr7" draw:text-style-name="P9" draw:layer="layout" svg:width="1.679cm" svg:height="1.981cm" svg:x="24.242cm" svg:y="10.282cm">
          <draw:image xlink:href="Pictures/2000000100000A5600000C32981B2C17.svg" xlink:type="simple" xlink:show="embed" xlink:actuate="onLoad">
            <text:p/>
          </draw:image>
        </draw:frame>
        <draw:frame draw:style-name="gr7" draw:text-style-name="P9" draw:layer="layout" svg:width="1.866cm" svg:height="0.933cm" svg:x="0.768cm" svg:y="16.514cm">
          <draw:image xlink:href="Pictures/200000010000598100002CC08BEB953F.svg" xlink:type="simple" xlink:show="embed" xlink:actuate="onLoad">
            <text:p/>
          </draw:image>
        </draw:frame>
        <draw:frame draw:style-name="gr7" draw:text-style-name="P9" draw:layer="layout" svg:width="1.441cm" svg:height="1.367cm" svg:x="4.862cm" svg:y="8.875cm">
          <draw:image xlink:href="Pictures/2000000100000A06000009829F31A0C8.svg" xlink:type="simple" xlink:show="embed" xlink:actuate="onLoad">
            <text:p/>
          </draw:image>
        </draw:frame>
        <draw:custom-shape draw:style-name="gr10" draw:text-style-name="P12" draw:layer="layout" svg:width="1.928cm" svg:height="1.928cm" svg:x="2.634cm" svg:y="6.479cm">
          <text:p text:style-name="P1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3.842cm" svg:y="14.191cm">
          <text:p text:style-name="P1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6.13cm" svg:y="6.479cm">
          <text:p text:style-name="P1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1.914cm" svg:y="8.407cm">
          <text:p text:style-name="P1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8.418cm" svg:y="10.335cm">
          <text:p text:style-name="P1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2.274cm" svg:y="2.623cm">
          <text:p text:style-name="P11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4.562cm" svg:y="16.119cm">
          <text:p text:style-name="P11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21.914cm" svg:y="12.263cm">
          <text:p text:style-name="P11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4.562cm" svg:y="12.263cm">
          <text:p text:style-name="P11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8.418cm" svg:y="6.479cm">
          <text:p text:style-name="P11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12.274cm" svg:y="16.119cm">
          <text:p text:style-name="P11"><text:span text:style-name="T19">1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6">10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7">Niveau 2</text:span></text:p>
          </draw:text-box>
        </draw:frame>
        <draw:frame draw:style-name="gr7" draw:text-style-name="P9" draw:layer="layout" svg:width="1.124cm" svg:height="1.855cm" svg:x="3.134cm" svg:y="0.768cm">
          <draw:image xlink:href="Pictures/2000000100003B6E000062156EE6792D.svg" xlink:type="simple" xlink:show="embed" xlink:actuate="onLoad">
            <text:p/>
          </draw:image>
        </draw:frame>
        <draw:frame draw:style-name="gr7" draw:text-style-name="P9" draw:layer="layout" svg:width="1.999cm" svg:height="1.423cm" svg:x="0.635cm" svg:y="10.64cm">
          <draw:image xlink:href="Pictures/2000000100001B98000013A3C5C3A63A.svg" xlink:type="simple" xlink:show="embed" xlink:actuate="onLoad">
            <text:p/>
          </draw:image>
        </draw:frame>
        <draw:frame draw:style-name="gr7" draw:text-style-name="P9" draw:layer="layout" svg:width="1.879cm" svg:height="1.575cm" svg:x="16.181cm" svg:y="1.048cm">
          <draw:image xlink:href="Pictures/200000010000228500001CF07F8A7B1E.svg" xlink:type="simple" xlink:show="embed" xlink:actuate="onLoad">
            <text:p/>
          </draw:image>
        </draw:frame>
      </draw:page>
      <draw:page draw:name="page13" draw:style-name="dp1" draw:master-page-name="Standard">
        <draw:frame draw:style-name="gr18" draw:text-style-name="P15" draw:layer="layout" svg:width="7.532cm" svg:height="2.294cm" draw:transform="rotate (1.5707963267949) translate (1.417cm 20.023cm)">
          <draw:text-box>
            <text:p text:style-name="P1"><text:span text:style-name="T20"><text:s text:c="12"/></text:span></text:p>
          </draw:text-box>
        </draw:frame>
        <draw:rect draw:style-name="gr19" draw:text-style-name="P9" draw:layer="layout" svg:width="7.982cm" svg:height="0.837cm" draw:transform="rotate (1.5707963267949) translate (2.976cm 20.1cm)">
          <text:p/>
        </draw:rect>
        <draw:frame draw:style-name="gr20" draw:text-style-name="P17" draw:layer="layout" svg:width="6.761cm" svg:height="3.506cm" draw:transform="rotate (1.5707963267949) translate (0.438cm 8.884cm)">
          <draw:text-box>
            <text:p text:style-name="P16"><text:span text:style-name="T2">Mots Fléchés</text:span></text:p>
          </draw:text-box>
        </draw:frame>
        <draw:frame draw:style-name="gr21" draw:text-style-name="P18" draw:layer="layout" svg:width="2.301cm" svg:height="4.679cm" draw:transform="rotate (1.5707963267949) translate (0.148cm 2.629cm)">
          <draw:text-box>
            <text:p text:style-name="P1"><text:span text:style-name="T21">2</text:span></text:p>
          </draw:text-box>
        </draw:frame>
        <draw:rect draw:style-name="gr22" draw:text-style-name="P9" draw:layer="layout" svg:width="1.852cm" svg:height="2.229cm" draw:transform="rotate (1.5707963267949) translate (1.075cm 2.849cm)">
          <text:p/>
        </draw:rect>
        <draw:custom-shape draw:style-name="gr8" draw:text-style-name="P10" draw:layer="layout" svg:width="0.551cm" svg:height="0.55cm" draw:transform="rotate (1.90223435174862) translate (1.971cm 10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skewX (-0.00174532925199432) rotate (1.90223435174862) translate (1.613cm 9.8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49cm" draw:transform="rotate (1.90223435174862) translate (1.434cm 9.3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1.255cm 8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451cm 11.05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3.012cm 10.5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rotate (1.90223435174862) translate (3.532cm 10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2.833cm 9.9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skewX (-0.00174532925199427) rotate (1.90223435174862) translate (1.953cm 9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596cm 8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116cm 7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951cm" svg:height="2.351cm" draw:transform="rotate (1.5707963267949) translate (24.229cm 20.451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24.229cm 20.45cm)">
          <draw:text-box>
            <text:p text:style-name="P9"><text:span text:style-name="T22">9</text:span></text:p>
          </draw:text-box>
        </draw:frame>
        <draw:frame draw:style-name="gr25" draw:text-style-name="P20" draw:layer="layout" svg:width="2.245cm" svg:height="0.649cm" draw:transform="rotate (1.5707963267949) translate (25.935cm 17.745cm)">
          <draw:text-box>
            <text:p text:style-name="P11"><text:span text:style-name="T23">candle</text:span></text:p>
          </draw:text-box>
        </draw:frame>
        <draw:custom-shape draw:style-name="gr8" draw:text-style-name="P9" draw:layer="layout" svg:width="4.951cm" svg:height="2.351cm" draw:transform="rotate (1.5707963267949) translate (21.734cm 20.476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21.734cm 20.475cm)">
          <draw:text-box>
            <text:p text:style-name="P9"><text:span text:style-name="T22">8</text:span></text:p>
          </draw:text-box>
        </draw:frame>
        <draw:frame draw:style-name="gr25" draw:text-style-name="P20" draw:layer="layout" svg:width="2.245cm" svg:height="0.649cm" draw:transform="rotate (1.5707963267949) translate (23.44cm 17.77cm)">
          <draw:text-box>
            <text:p text:style-name="P11"><text:span text:style-name="T23">fish</text:span></text:p>
          </draw:text-box>
        </draw:frame>
        <draw:custom-shape draw:style-name="gr8" draw:text-style-name="P9" draw:layer="layout" svg:width="4.951cm" svg:height="2.351cm" draw:transform="rotate (1.5707963267949) translate (19.24cm 20.476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19.24cm 20.475cm)">
          <draw:text-box>
            <text:p text:style-name="P9"><text:span text:style-name="T22">7</text:span></text:p>
          </draw:text-box>
        </draw:frame>
        <draw:frame draw:style-name="gr25" draw:text-style-name="P20" draw:layer="layout" svg:width="2.245cm" svg:height="0.649cm" draw:transform="rotate (1.5707963267949) translate (20.946cm 17.77cm)">
          <draw:text-box>
            <text:p text:style-name="P11"><text:span text:style-name="T23">jokes</text:span></text:p>
          </draw:text-box>
        </draw:frame>
        <draw:custom-shape draw:style-name="gr8" draw:text-style-name="P9" draw:layer="layout" svg:width="4.951cm" svg:height="2.351cm" draw:transform="rotate (1.5707963267949) translate (16.745cm 20.476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16.745cm 20.475cm)">
          <draw:text-box>
            <text:p text:style-name="P9"><text:span text:style-name="T22">6</text:span></text:p>
          </draw:text-box>
        </draw:frame>
        <draw:frame draw:style-name="gr25" draw:text-style-name="P20" draw:layer="layout" svg:width="2.245cm" svg:height="0.649cm" draw:transform="rotate (1.5707963267949) translate (18.451cm 17.77cm)">
          <draw:text-box>
            <text:p text:style-name="P11"><text:span text:style-name="T23">car</text:span></text:p>
          </draw:text-box>
        </draw:frame>
        <draw:custom-shape draw:style-name="gr8" draw:text-style-name="P9" draw:layer="layout" svg:width="4.951cm" svg:height="2.351cm" draw:transform="rotate (1.5707963267949) translate (14.251cm 20.476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14.251cm 20.475cm)">
          <draw:text-box>
            <text:p text:style-name="P9"><text:span text:style-name="T22">5</text:span></text:p>
          </draw:text-box>
        </draw:frame>
        <draw:frame draw:style-name="gr25" draw:text-style-name="P20" draw:layer="layout" svg:width="2.245cm" svg:height="0.649cm" draw:transform="rotate (1.5707963267949) translate (15.957cm 17.77cm)">
          <draw:text-box>
            <text:p text:style-name="P11"><text:span text:style-name="T23">case</text:span></text:p>
          </draw:text-box>
        </draw:frame>
        <draw:custom-shape draw:style-name="gr8" draw:text-style-name="P9" draw:layer="layout" svg:width="4.951cm" svg:height="2.351cm" draw:transform="rotate (1.5707963267949) translate (11.756cm 20.476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11.756cm 20.475cm)">
          <draw:text-box>
            <text:p text:style-name="P9"><text:span text:style-name="T22">4</text:span></text:p>
          </draw:text-box>
        </draw:frame>
        <draw:frame draw:style-name="gr25" draw:text-style-name="P20" draw:layer="layout" svg:width="2.245cm" svg:height="0.649cm" draw:transform="rotate (1.5707963267949) translate (13.462cm 17.77cm)">
          <draw:text-box>
            <text:p text:style-name="P11"><text:span text:style-name="T23">ladle</text:span></text:p>
          </draw:text-box>
        </draw:frame>
        <draw:custom-shape draw:style-name="gr8" draw:text-style-name="P9" draw:layer="layout" svg:width="4.951cm" svg:height="2.351cm" draw:transform="rotate (1.5707963267949) translate (9.262cm 20.476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9.262cm 20.475cm)">
          <draw:text-box>
            <text:p text:style-name="P9"><text:span text:style-name="T22">3</text:span></text:p>
          </draw:text-box>
        </draw:frame>
        <draw:frame draw:style-name="gr25" draw:text-style-name="P20" draw:layer="layout" svg:width="2.245cm" svg:height="0.649cm" draw:transform="rotate (1.5707963267949) translate (10.968cm 17.77cm)">
          <draw:text-box>
            <text:p text:style-name="P11"><text:span text:style-name="T23">road</text:span></text:p>
          </draw:text-box>
        </draw:frame>
        <draw:custom-shape draw:style-name="gr8" draw:text-style-name="P9" draw:layer="layout" svg:width="4.951cm" svg:height="2.351cm" draw:transform="rotate (1.5707963267949) translate (6.767cm 20.476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6.767cm 20.475cm)">
          <draw:text-box>
            <text:p text:style-name="P9"><text:span text:style-name="T22">2</text:span></text:p>
          </draw:text-box>
        </draw:frame>
        <draw:frame draw:style-name="gr25" draw:text-style-name="P20" draw:layer="layout" svg:width="2.245cm" svg:height="0.649cm" draw:transform="rotate (1.5707963267949) translate (8.473cm 17.77cm)">
          <draw:text-box>
            <text:p text:style-name="P11"><text:span text:style-name="T23">castle</text:span></text:p>
          </draw:text-box>
        </draw:frame>
        <draw:custom-shape draw:style-name="gr8" draw:text-style-name="P9" draw:layer="layout" svg:width="4.951cm" svg:height="2.351cm" draw:transform="rotate (1.5707963267949) translate (4.273cm 20.476cm)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4.273cm 20.475cm)">
          <draw:text-box>
            <text:p text:style-name="P9"><text:span text:style-name="T22">1</text:span></text:p>
          </draw:text-box>
        </draw:frame>
        <draw:frame draw:style-name="gr25" draw:text-style-name="P20" draw:layer="layout" svg:width="2.245cm" svg:height="0.649cm" draw:transform="rotate (1.5707963267949) translate (5.979cm 17.77cm)">
          <draw:text-box>
            <text:p text:style-name="P11"><text:span text:style-name="T23">balcony</text:span></text:p>
          </draw:text-box>
        </draw:frame>
        <draw:custom-shape draw:style-name="gr8" draw:text-style-name="P9" draw:layer="layout" svg:width="4.951cm" svg:height="2.351cm" draw:transform="rotate (1.5707963267949) translate (26.673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24.377cm 1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9cm" draw:transform="rotate (1.5707963267949) translate (21.881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9.387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6.892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4.398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1.903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9cm" draw:transform="rotate (1.5707963267949) translate (9.408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6.913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4.419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26.821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9" draw:layer="layout" svg:width="2.705cm" svg:height="2.351cm" draw:transform="rotate (1.5707963267949) translate (26.673cm 20.475cm)">
          <draw:text-box>
            <text:p text:style-name="P9"><text:span text:style-name="T22">10</text:span></text:p>
          </draw:text-box>
        </draw:frame>
        <draw:frame draw:style-name="gr25" draw:text-style-name="P20" draw:layer="layout" svg:width="2.245cm" svg:height="0.649cm" draw:transform="rotate (1.5707963267949) translate (28.379cm 17.77cm)">
          <draw:text-box>
            <text:p text:style-name="P11"><text:span text:style-name="T23">bak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91cm" fo:margin-bottom="0.524cm" fo:margin-left="0.635cm" fo:margin-right="0.67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4T10:42:01</meta:creation-date>
    <meta:print-date>2012-05-25T14:49:31</meta:print-date>
    <dc:date>2012-05-25T14:51:18</dc:date>
    <meta:editing-duration>PT17H17M49S</meta:editing-duration>
    <meta:editing-cycles>61</meta:editing-cycles>
    <meta:generator>LibreOffice/3.5$Linux_X86_64 LibreOffice_project/350m1$Build-2</meta:generator>
    <meta:document-statistic meta:object-count="714"/>
  </office:meta>
</office:document-meta>
</file>